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65cm" fo:min-width="9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1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3cm"/>
    </style:style>
    <style:style style:name="gr4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5.35cm" fo:min-width="5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8.015cm" fo:min-width="16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5.95cm" fo:min-width="15.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14.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92cm"/>
    </style:style>
    <style:style style:name="gr16" style:family="graphic" style:parent-style-name="objectwithoutfill">
      <style:graphic-properties draw:stroke="solid" draw:stroke-dash="Fine_20_Dashed"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solid" draw:stroke-dash="Dashed_20__28_var_29_"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65cm" fo:min-width="6.7cm"/>
    </style:style>
    <style:style style:name="gr19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22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5" style:family="graphic" style:parent-style-name="standard">
      <style:graphic-properties draw:stroke="none" svg:stroke-color="#000000" draw:fill="none" draw:fill-color="#ffffff" fo:min-height="0.823cm"/>
    </style:style>
    <style:style style:name="gr26" style:family="graphic" style:parent-style-name="standard">
      <style:graphic-properties draw:stroke="none" svg:stroke-color="#000000" draw:fill="none" draw:fill-color="#ffffff" fo:min-height="0.831cm"/>
    </style:style>
    <style:style style:name="gr27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33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none" draw:fill-color="#ffff00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31" style:family="graphic" style:parent-style-name="standard">
      <style:graphic-properties svg:stroke-color="#996600" draw:fill-color="#996600" draw:textarea-horizontal-align="justify" draw:textarea-vertical-align="middle" draw:auto-grow-height="false" fo:min-height="0.25cm" fo:min-width="0cm"/>
    </style:style>
    <style:style style:name="gr32" style:family="graphic" style:parent-style-name="standard">
      <style:graphic-properties svg:stroke-color="#ff3333" draw:fill-color="#ff3333" draw:textarea-horizontal-align="justify" draw:textarea-vertical-align="middle" draw:auto-grow-height="false" fo:min-height="0.25cm" fo:min-width="0cm"/>
    </style:style>
    <style:style style:name="gr33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0cm"/>
    </style:style>
    <style:style style:name="gr34" style:family="graphic" style:parent-style-name="objectwithoutfill">
      <style:graphic-properties svg:stroke-width="0.053cm" svg:stroke-color="#ff3333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9966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8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39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115cm" fo:min-width="16.1cm"/>
    </style:style>
    <style:style style:name="gr40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15cm" fo:min-width="6.7cm"/>
    </style:style>
    <style:style style:name="gr41" style:family="graphic" style:parent-style-name="objectwithoutfill">
      <style:graphic-properties svg:stroke-width="0.053cm" svg:stroke-color="#ff3333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6.2cm"/>
    </style:style>
    <style:style style:name="gr4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fill-color="#fedcdc" draw:textarea-horizontal-align="justify" draw:textarea-vertical-align="middle" draw:auto-grow-height="false" fo:min-height="1.35cm" fo:min-width="2.8cm"/>
    </style:style>
    <style:style style:name="gr46" style:family="graphic" style:parent-style-name="standard">
      <style:graphic-properties draw:fill-color="#d0e8ff" draw:textarea-horizontal-align="justify" draw:textarea-vertical-align="middle" draw:auto-grow-height="false" fo:min-height="1.35cm" fo:min-width="14.3cm"/>
    </style:style>
    <style:style style:name="gr47" style:family="graphic" style:parent-style-name="standard">
      <style:graphic-properties draw:fill-color="#fedcdc" draw:textarea-horizontal-align="justify" draw:textarea-vertical-align="middle" draw:auto-grow-height="false" fo:min-height="1.35cm" fo:min-width="3.92cm"/>
    </style:style>
    <style:style style:name="gr48" style:family="graphic" style:parent-style-name="standard">
      <style:graphic-properties draw:fill-color="#d0e8ff" draw:textarea-horizontal-align="justify" draw:textarea-vertical-align="middle" draw:auto-grow-height="false" fo:min-height="1.35cm" fo:min-width="3.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00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996600"/>
      <style:paragraph-properties fo:text-align="center"/>
    </style:style>
    <style:style style:name="P12" style:family="paragraph">
      <loext:graphic-properties draw:fill-color="#ff3333"/>
      <style:paragraph-properties fo:text-align="center"/>
    </style:style>
    <style:style style:name="P13" style:family="paragraph">
      <loext:graphic-properties draw:fill-color="#0066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solid" draw:fill-color="#ffff00"/>
      <style:paragraph-properties fo:text-align="center"/>
    </style:style>
    <style:style style:name="P16" style:family="paragraph">
      <loext:graphic-properties draw:fill-color="#fedcdc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d0e8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3cm" svg:height="6.9cm" svg:x="1.542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318cm" svg:height="0.886cm" svg:x="1.242cm" svg:y="1.427cm">
          <draw:text-box>
            <text:p><text:span text:style-name="T1">Tomcat</text:span></text:p>
          </draw:text-box>
        </draw:frame>
        <draw:custom-shape draw:style-name="gr3" draw:text-style-name="P4" xml:id="id1" draw:id="id1" draw:layer="layout" svg:width="3.5cm" svg:height="1.6cm" svg:x="7.542cm" svg:y="2.827cm">
          <text:p text:style-name="P3"><text:span text:style-name="T1">JSSE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74cm" svg:height="5.6cm" svg:x="12.168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1cm" svg:height="1.521cm" svg:x="11.942cm" svg:y="1.427cm">
          <draw:text-box>
            <text:p><text:span text:style-name="T1">Java stdlib</text:span></text:p>
          </draw:text-box>
        </draw:frame>
        <draw:custom-shape draw:style-name="gr6" draw:text-style-name="P4" xml:id="id2" draw:id="id2" draw:layer="layout" svg:width="5.059cm" svg:height="1.6cm" svg:x="12.583cm" svg:y="2.827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7" draw:id="id7" draw:layer="layout" svg:width="3.236cm" svg:height="1.6cm" svg:x="12.642cm" svg:y="5.527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draw:type="line" svg:x1="11.042cm" svg:y1="3.627cm" svg:x2="12.583cm" svg:y2="3.627cm" draw:start-shape="id1" draw:start-glue-point="1" draw:end-shape="id2" svg:d="M11042 3627h1541" svg:viewBox="0 0 1542 1">
          <text:p/>
        </draw:connector>
        <draw:custom-shape draw:style-name="gr9" draw:text-style-name="P1" draw:layer="layout" svg:width="16.6cm" svg:height="8.265cm" svg:x="1.542cm" svg:y="10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4.075cm" svg:height="0.886cm" svg:x="14.067cm" svg:y="9.28cm">
          <draw:text-box>
            <text:p><text:span text:style-name="T1">Tomcat Native</text:span></text:p>
          </draw:text-box>
        </draw:frame>
        <draw:custom-shape draw:style-name="gr11" draw:text-style-name="P1" draw:layer="layout" svg:width="15.7cm" svg:height="6.2cm" svg:x="1.942cm" svg:y="11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1.675cm" svg:height="0.886cm" svg:x="16.052cm" svg:y="10.92cm">
          <draw:text-box>
            <text:p><text:span text:style-name="T1">APR</text:span></text:p>
          </draw:text-box>
        </draw:frame>
        <draw:custom-shape draw:style-name="gr12" draw:text-style-name="P4" xml:id="id4" draw:id="id4" draw:layer="layout" svg:width="14.8cm" svg:height="1.6cm" svg:x="2.342cm" svg:y="12.427cm">
          <text:p text:style-name="P3"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3cm" svg:height="1.6cm" svg:x="2.022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4.4cm" svg:height="1.6cm" svg:x="5.142cm" svg:y="15.227cm">
          <text:p text:style-name="P3"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3" draw:id="id3" draw:layer="layout" svg:width="4.42cm" svg:height="1.6cm" svg:x="1.842cm" svg:y="5.527cm">
          <text:p text:style-name="P3"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3.742cm" svg:y1="4.427cm" svg:x2="3.742cm" svg:y2="5.527cm">
          <text:p/>
        </draw:line>
        <draw:connector draw:style-name="gr17" draw:text-style-name="P5" draw:layer="layout" draw:line-skew="-0.05cm" svg:x1="4.052cm" svg:y1="7.127cm" svg:x2="9.742cm" svg:y2="12.427cm" draw:start-shape="id3" draw:start-glue-point="2" draw:end-shape="id4" svg:d="M4052 7127v2600h5690v2700" svg:viewBox="0 0 5691 5301">
          <text:p/>
        </draw:connector>
        <draw:line draw:style-name="gr16" draw:text-style-name="P5" draw:layer="layout" svg:x1="7.242cm" svg:y1="14.027cm" svg:x2="7.242cm" svg:y2="15.227cm">
          <text:p/>
        </draw:line>
        <draw:custom-shape draw:style-name="gr14" draw:text-style-name="P4" xml:id="id8" draw:id="id8" draw:layer="layout" svg:width="4.4cm" svg:height="1.6cm" svg:x="2.342cm" svg:y="20.827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7.2cm" svg:height="3.9cm" svg:x="10.942cm" svg:y="20.22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0.769cm" svg:y="19.327cm">
          <draw:text-box>
            <text:p><text:span text:style-name="T1">OS APIs</text:span></text:p>
          </draw:text-box>
        </draw:frame>
        <draw:custom-shape draw:style-name="gr14" draw:text-style-name="P4" xml:id="id6" draw:id="id6" draw:layer="layout" svg:width="4.4cm" svg:height="1.6cm" svg:x="11.942cm" svg:y="21.227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5" draw:layer="layout" draw:line-skew="-0.2cm" svg:x1="9.542cm" svg:y1="16.027cm" svg:x2="11.942cm" svg:y2="22.027cm" draw:start-shape="id5" draw:start-glue-point="1" draw:end-shape="id6" draw:end-glue-point="3" svg:d="M9542 16027h1000v6000h1400" svg:viewBox="0 0 2401 6001">
          <text:p/>
        </draw:connector>
        <draw:connector draw:style-name="gr20" draw:text-style-name="P5" draw:layer="layout" draw:line-skew="2.199cm" svg:x1="15.878cm" svg:y1="6.327cm" svg:x2="16.342cm" svg:y2="22.027cm" draw:start-shape="id7" draw:start-glue-point="1" draw:end-shape="id6" draw:end-glue-point="1" svg:d="M15878 6327h3164v15700h-2700" svg:viewBox="0 0 3165 15701">
          <text:p/>
        </draw:connector>
        <draw:line draw:style-name="gr21" draw:text-style-name="P5" draw:layer="layout" svg:x1="0.542cm" svg:y1="13.627cm" svg:x2="20.132cm" svg:y2="13.627cm">
          <text:p/>
        </draw:line>
        <draw:line draw:style-name="gr22" draw:text-style-name="P3" draw:layer="layout" svg:x1="19.792cm" svg:y1="13.427cm" svg:x2="19.792cm" svg:y2="1cm">
          <text:p/>
        </draw:line>
        <draw:frame draw:style-name="gr23" draw:text-style-name="P6" draw:layer="layout" svg:width="1.552cm" svg:height="0.806cm" draw:transform="rotate (-1.5707963267949) translate (20.59cm 6.754cm)">
          <draw:text-box>
            <text:p><text:span text:style-name="T2">Java</text:span></text:p>
          </draw:text-box>
        </draw:frame>
        <draw:line draw:style-name="gr22" draw:text-style-name="P3" draw:layer="layout" svg:x1="19.792cm" svg:y1="26.827cm" svg:x2="19.792cm" svg:y2="13.827cm">
          <text:p/>
        </draw:line>
        <draw:frame draw:style-name="gr24" draw:text-style-name="P6" draw:layer="layout" svg:width="2.691cm" svg:height="0.806cm" draw:transform="rotate (-1.5707963267949) translate (20.59cm 19.036cm)">
          <draw:text-box>
            <text:p><text:span text:style-name="T2">C / Native</text:span></text:p>
          </draw:text-box>
        </draw:frame>
        <draw:frame draw:style-name="gr25" draw:text-style-name="P7" draw:layer="layout" svg:width="6.8cm" svg:height="1.073cm" svg:x="3.042cm" svg:y="23.527cm">
          <draw:text-box>
            <text:p><text:span text:style-name="T3">JSSE SSL Engine + Java sockets</text:span></text:p>
          </draw:text-box>
        </draw:frame>
        <draw:frame draw:style-name="gr25" draw:text-style-name="P7" draw:layer="layout" svg:width="7.4cm" svg:height="1.073cm" svg:x="3.042cm" svg:y="24.527cm">
          <draw:text-box>
            <text:p><text:span text:style-name="T3">OpenSSL Engine + Java sockets</text:span></text:p>
          </draw:text-box>
        </draw:frame>
        <draw:frame draw:style-name="gr26" draw:text-style-name="P7" draw:layer="layout" svg:width="7.6cm" svg:height="1.081cm" svg:x="3.042cm" svg:y="25.527cm">
          <draw:text-box>
            <text:p><text:span text:style-name="T3">OpenSSL Engine through APR sockets</text:span></text:p>
          </draw:text-box>
        </draw:frame>
        <draw:custom-shape draw:style-name="gr13" draw:text-style-name="P4" draw:layer="layout" svg:width="3.3cm" svg:height="1.6cm" svg:x="2.022cm" svg:y="2.8cm">
          <text:p text:style-name="P3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8" draw:layer="layout" svg:x1="6.742cm" svg:y1="21.627cm" svg:x2="7.342cm" svg:y2="16.827cm" draw:start-shape="id8" draw:start-glue-point="1" draw:end-shape="id5" draw:end-glue-point="2" svg:d="M6742 21627h600v-4800" svg:viewBox="0 0 601 4801">
          <text:p/>
        </draw:connector>
        <draw:custom-shape draw:style-name="gr15" draw:text-style-name="P4" draw:layer="layout" svg:width="4.42cm" svg:height="1.6cm" svg:x="6.722cm" svg:y="7.027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" draw:layer="layout" svg:x1="8.442cm" svg:y1="4.427cm" svg:x2="8.442cm" svg:y2="7.027cm">
          <text:p/>
        </draw:line>
        <draw:line draw:style-name="gr28" draw:text-style-name="P3" draw:layer="layout" svg:x1="8.342cm" svg:y1="8.627cm" svg:x2="8.342cm" svg:y2="12.427cm">
          <text:p/>
        </draw:line>
        <draw:line draw:style-name="gr28" draw:text-style-name="P3" draw:layer="layout" svg:x1="4.142cm" svg:y1="14.027cm" svg:x2="4.142cm" svg:y2="20.827cm">
          <text:p/>
        </draw:line>
        <draw:connector draw:style-name="gr29" draw:text-style-name="P9" draw:layer="layout" draw:type="line" svg:x1="11.043cm" svg:y1="3.627cm" svg:x2="12.584cm" svg:y2="3.627cm" svg:d="M11043 3627h1541" svg:viewBox="0 0 1542 1">
          <text:p/>
        </draw:connector>
        <draw:custom-shape draw:style-name="gr30" draw:text-style-name="P10" draw:layer="layout" svg:width="0.5cm" svg:height="0.5cm" svg:x="1.342cm" svg:y="23.6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5cm" svg:height="0.5cm" svg:x="2.242cm" svg:y="2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0.5cm" svg:height="0.5cm" svg:x="2.242cm" svg:y="24.62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5cm" svg:height="0.5cm" svg:x="2.242cm" svg:y="25.62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5cm" svg:height="0.5cm" svg:x="1.342cm" svg:y="24.627cm">
          <text:p/>
          <draw:enhanced-geometry svg:viewBox="0 0 21600 21600" draw:type="rectangle" draw:enhanced-path="M 0 0 L 21600 0 21600 21600 0 21600 0 0 Z N"/>
        </draw:custom-shape>
        <draw:line draw:style-name="gr34" draw:text-style-name="P14" draw:layer="layout" svg:x1="5.342cm" svg:y1="3.927cm" svg:x2="7.542cm" svg:y2="3.927cm">
          <text:p/>
        </draw:line>
        <draw:line draw:style-name="gr35" draw:text-style-name="P15" draw:layer="layout" svg:x1="5.342cm" svg:y1="3.327cm" svg:x2="7.542cm" svg:y2="3.327cm">
          <text:p/>
        </draw:line>
        <draw:connector draw:style-name="gr36" draw:text-style-name="P14" draw:layer="layout" svg:x1="9.292cm" svg:y1="4.427cm" svg:x2="12.642cm" svg:y2="6.327cm" draw:start-shape="id1" draw:start-glue-point="2" draw:end-shape="id7" draw:end-glue-point="3" svg:d="M9292 4427v1900h3350" svg:viewBox="0 0 3351 1901">
          <text:p/>
        </draw:connector>
      </draw:page>
      <draw:page draw:name="page2" draw:style-name="dp1" draw:master-page-name="Standard">
        <draw:custom-shape draw:style-name="gr37" draw:text-style-name="P1" draw:layer="layout" svg:width="9cm" svg:height="6.5cm" svg:x="1.4cm" svg:y="2.3cm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13" draw:text-style-name="P4" xml:id="id13" draw:id="id13" draw:layer="layout" svg:width="3.3cm" svg:height="1.6cm" svg:x="6.5cm" svg:y="2.8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0.527cm" svg:y="1.4cm">
          <draw:text-box>
            <text:p><text:span text:style-name="T1">Java stdlib</text:span></text:p>
          </draw:text-box>
        </draw:frame>
        <draw:custom-shape draw:style-name="gr39" draw:text-style-name="P1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075cm" svg:height="0.886cm" svg:x="13.925cm" svg:y="9.253cm">
          <draw:text-box>
            <text:p><text:span text:style-name="T1">Tomcat Native</text:span></text:p>
          </draw:text-box>
        </draw:frame>
        <draw:custom-shape draw:style-name="gr12" draw:text-style-name="P4" xml:id="id12" draw:id="id12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3cm" svg:height="1.6cm" svg:x="1.8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1" draw:id="id11" draw:layer="layout" svg:width="4.42cm" svg:height="1.6cm" svg:x="5.314cm" svg:y="6.601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4" draw:text-style-name="P4" xml:id="id10" draw:id="id10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draw:line-skew="1.699cm" svg:x1="15.236cm" svg:y1="6.3cm" svg:x2="16.5cm" svg:y2="20cm" draw:start-shape="id9" draw:start-glue-point="1" draw:end-shape="id10" draw:end-glue-point="1" svg:d="M15236 6300h3464v13700h-2200" svg:viewBox="0 0 3465 13701">
          <text:p/>
        </draw:connector>
        <draw:line draw:style-name="gr21" draw:text-style-name="P5" draw:layer="layout" svg:x1="0.4cm" svg:y1="13.6cm" svg:x2="19.99cm" svg:y2="13.6cm">
          <text:p/>
        </draw:line>
        <draw:line draw:style-name="gr22" draw:text-style-name="P3" draw:layer="layout" svg:x1="19.65cm" svg:y1="13.4cm" svg:x2="19.65cm" svg:y2="0.973cm">
          <text:p/>
        </draw:line>
        <draw:frame draw:style-name="gr23" draw:text-style-name="P6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22" draw:text-style-name="P3" draw:layer="layout" svg:x1="19.65cm" svg:y1="22cm" svg:x2="19.65cm" svg:y2="13.8cm">
          <text:p/>
        </draw:line>
        <draw:frame draw:style-name="gr24" draw:text-style-name="P6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28" draw:text-style-name="P3" draw:layer="layout" svg:x1="7.3cm" svg:y1="4.4cm" svg:x2="7.3cm" svg:y2="6.6cm">
          <text:p/>
        </draw:line>
        <draw:line draw:style-name="gr28" draw:text-style-name="P3" draw:layer="layout" svg:x1="4.4cm" svg:y1="18.1cm" svg:x2="4.4cm" svg:y2="14cm">
          <text:p/>
        </draw:line>
        <draw:connector draw:style-name="gr41" draw:text-style-name="P5" draw:layer="layout" draw:line-skew="0.199cm" svg:x1="7.524cm" svg:y1="8.201cm" svg:x2="9.6cm" svg:y2="12.4cm" draw:start-shape="id11" draw:start-glue-point="2" draw:end-shape="id12" draw:end-glue-point="0" svg:d="M7524 8201v2299h2076v1900" svg:viewBox="0 0 2077 4200">
          <text:p/>
        </draw:connector>
        <draw:custom-shape draw:style-name="gr42" draw:text-style-name="P1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4" draw:id="id14" draw:layer="layout" svg:width="5.059cm" svg:height="1.6cm" svg:x="11.9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9" draw:id="id9" draw:layer="layout" svg:width="3.236cm" svg:height="1.6cm" svg:x="12cm" svg:y="5.5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8" draw:layer="layout" svg:x1="8.15cm" svg:y1="4.4cm" svg:x2="12cm" svg:y2="6.3cm" draw:start-shape="id13" draw:start-glue-point="2" draw:end-shape="id9" draw:end-glue-point="3" svg:d="M8150 4400v1900h3850" svg:viewBox="0 0 3851 1901">
          <text:p/>
        </draw:connector>
        <draw:connector draw:style-name="gr44" draw:text-style-name="P8" draw:layer="layout" draw:type="line" svg:x1="9.8cm" svg:y1="3.6cm" svg:x2="11.941cm" svg:y2="3.6cm" draw:start-shape="id13" draw:start-glue-point="1" draw:end-shape="id14" svg:d="M9800 3600h2141" svg:viewBox="0 0 2142 1">
          <text:p/>
        </draw:connector>
        <draw:line draw:style-name="gr34" draw:text-style-name="P14" draw:layer="layout" svg:x1="5.1cm" svg:y1="3.9cm" svg:x2="6.5cm" svg:y2="3.9cm">
          <text:p/>
        </draw:line>
        <draw:line draw:style-name="gr35" draw:text-style-name="P15" draw:layer="layout" svg:x1="5.1cm" svg:y1="3.3cm" svg:x2="6.5cm" svg:y2="3.3cm">
          <text:p/>
        </draw:line>
        <draw:frame draw:style-name="gr25" draw:text-style-name="P7" draw:layer="layout" svg:width="6.8cm" svg:height="1.073cm" svg:x="3cm" svg:y="20.327cm">
          <draw:text-box>
            <text:p><text:span text:style-name="T3">JSSE SSL Engine + Java sockets</text:span></text:p>
          </draw:text-box>
        </draw:frame>
        <draw:frame draw:style-name="gr25" draw:text-style-name="P7" draw:layer="layout" svg:width="7.4cm" svg:height="1.073cm" svg:x="3cm" svg:y="21.327cm">
          <draw:text-box>
            <text:p><text:span text:style-name="T3">OpenSSL Engine + Java sockets</text:span></text:p>
          </draw:text-box>
        </draw:frame>
        <draw:custom-shape draw:style-name="gr30" draw:text-style-name="P10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37" draw:text-style-name="P1" draw:layer="layout" svg:width="9cm" svg:height="6.5cm" svg:x="1.4cm" svg:y="2.3cm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45" draw:text-style-name="P16" xml:id="id19" draw:id="id19" draw:layer="layout" svg:width="3.3cm" svg:height="1.6cm" svg:x="6.5cm" svg:y="2.8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0.527cm" svg:y="1.4cm">
          <draw:text-box>
            <text:p><text:span text:style-name="T1">Java stdlib</text:span></text:p>
          </draw:text-box>
        </draw:frame>
        <draw:custom-shape draw:style-name="gr39" draw:text-style-name="P1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075cm" svg:height="0.886cm" svg:x="13.925cm" svg:y="9.253cm">
          <draw:text-box>
            <text:p><text:span text:style-name="T1">Tomcat Native</text:span></text:p>
          </draw:text-box>
        </draw:frame>
        <draw:custom-shape draw:style-name="gr46" draw:text-style-name="P17" xml:id="id18" draw:id="id18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3cm" svg:height="1.6cm" svg:x="1.8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xml:id="id17" draw:id="id17" draw:layer="layout" svg:width="4.42cm" svg:height="1.6cm" svg:x="5.314cm" svg:y="6.601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7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4" draw:text-style-name="P4" xml:id="id16" draw:id="id16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draw:line-skew="1.699cm" svg:x1="15.236cm" svg:y1="6.3cm" svg:x2="16.5cm" svg:y2="20cm" draw:start-shape="id15" draw:start-glue-point="1" draw:end-shape="id16" draw:end-glue-point="1" svg:d="M15236 6300h3464v13700h-2200" svg:viewBox="0 0 3465 13701">
          <text:p/>
        </draw:connector>
        <draw:line draw:style-name="gr21" draw:text-style-name="P5" draw:layer="layout" svg:x1="0.4cm" svg:y1="13.6cm" svg:x2="19.99cm" svg:y2="13.6cm">
          <text:p/>
        </draw:line>
        <draw:line draw:style-name="gr22" draw:text-style-name="P3" draw:layer="layout" svg:x1="19.65cm" svg:y1="13.4cm" svg:x2="19.65cm" svg:y2="0.973cm">
          <text:p/>
        </draw:line>
        <draw:frame draw:style-name="gr23" draw:text-style-name="P6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22" draw:text-style-name="P3" draw:layer="layout" svg:x1="19.65cm" svg:y1="22cm" svg:x2="19.65cm" svg:y2="13.8cm">
          <text:p/>
        </draw:line>
        <draw:frame draw:style-name="gr24" draw:text-style-name="P6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28" draw:text-style-name="P3" draw:layer="layout" svg:x1="7.3cm" svg:y1="4.4cm" svg:x2="7.3cm" svg:y2="6.6cm">
          <text:p/>
        </draw:line>
        <draw:line draw:style-name="gr28" draw:text-style-name="P3" draw:layer="layout" svg:x1="4.4cm" svg:y1="18.1cm" svg:x2="4.4cm" svg:y2="14cm">
          <text:p/>
        </draw:line>
        <draw:connector draw:style-name="gr41" draw:text-style-name="P5" draw:layer="layout" draw:line-skew="0.199cm" svg:x1="7.524cm" svg:y1="8.201cm" svg:x2="9.6cm" svg:y2="12.4cm" draw:start-shape="id17" draw:start-glue-point="2" draw:end-shape="id18" draw:end-glue-point="0" svg:d="M7524 8201v2299h2076v1900" svg:viewBox="0 0 2077 4200">
          <text:p/>
        </draw:connector>
        <draw:custom-shape draw:style-name="gr42" draw:text-style-name="P1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0" draw:id="id20" draw:layer="layout" svg:width="5.059cm" svg:height="1.6cm" svg:x="11.9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5" draw:id="id15" draw:layer="layout" svg:width="3.236cm" svg:height="1.6cm" svg:x="12cm" svg:y="5.5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8" draw:layer="layout" svg:x1="8.15cm" svg:y1="4.4cm" svg:x2="12cm" svg:y2="6.3cm" draw:start-shape="id19" draw:start-glue-point="2" draw:end-shape="id15" draw:end-glue-point="3" svg:d="M8150 4400v1900h3850" svg:viewBox="0 0 3851 1901">
          <text:p/>
        </draw:connector>
        <draw:connector draw:style-name="gr44" draw:text-style-name="P8" draw:layer="layout" draw:type="line" svg:x1="9.8cm" svg:y1="3.6cm" svg:x2="11.941cm" svg:y2="3.6cm" draw:start-shape="id19" draw:start-glue-point="1" draw:end-shape="id20" svg:d="M9800 3600h2141" svg:viewBox="0 0 2142 1">
          <text:p/>
        </draw:connector>
        <draw:line draw:style-name="gr34" draw:text-style-name="P14" draw:layer="layout" svg:x1="5.1cm" svg:y1="3.9cm" svg:x2="6.5cm" svg:y2="3.9cm">
          <text:p/>
        </draw:line>
        <draw:line draw:style-name="gr35" draw:text-style-name="P15" draw:layer="layout" svg:x1="5.1cm" svg:y1="3.3cm" svg:x2="6.5cm" svg:y2="3.3cm">
          <text:p/>
        </draw:line>
        <draw:frame draw:style-name="gr25" draw:text-style-name="P7" draw:layer="layout" svg:width="6.8cm" svg:height="1.073cm" svg:x="3cm" svg:y="20.328cm">
          <draw:text-box>
            <text:p><text:span text:style-name="T3">JSSE SSL Engine + Java sockets</text:span></text:p>
          </draw:text-box>
        </draw:frame>
        <draw:frame draw:style-name="gr25" draw:text-style-name="P7" draw:layer="layout" svg:width="7.4cm" svg:height="1.073cm" svg:x="3cm" svg:y="21.328cm">
          <draw:text-box>
            <text:p><text:span text:style-name="T3">OpenSSL Engine + Java sockets</text:span></text:p>
          </draw:text-box>
        </draw:frame>
        <draw:custom-shape draw:style-name="gr30" draw:text-style-name="P10" draw:layer="layout" svg:width="0.5cm" svg:height="0.5cm" svg:x="1.3cm" svg:y="20.42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5cm" svg:height="0.5cm" svg:x="2.2cm" svg:y="20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0.5cm" svg:height="0.5cm" svg:x="2.2cm" svg:y="21.4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5cm" svg:height="0.5cm" svg:x="1.3cm" svg:y="21.4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5-02T20:49:31.203226638</dc:date>
    <meta:editing-duration>PT3H15M51S</meta:editing-duration>
    <meta:editing-cycles>71</meta:editing-cycles>
    <meta:generator>LibreOffice/5.1.2.2.0$Linux_X86_64 LibreOffice_project/10m0$Build-2</meta:generator>
    <meta:document-statistic meta:object-count="118"/>
  </office:meta>
</office:document-meta>
</file>